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13cm" svg:height="6.561cm" svg:x="15.86cm" svg:y="0.956cm">
            <draw:object draw:notify-on-update-of-ranges="Sheet1.B1:Sheet1.F1 Sheet1.A2:Sheet1.A2 Sheet1.B2:Sheet1.F2 Sheet1.A3:Sheet1.A3 Sheet1.B3:Sheet1.F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319cm" svg:height="6.985cm" svg:x="28.404cm" svg:y="0.983cm">
            <draw:object draw:notify-on-update-of-ranges="Sheet1.B4:Sheet1.F4 Sheet1.A5:Sheet1.A5 Sheet1.B5:Sheet1.F5 Sheet1.A6:Sheet1.A6 Sheet1.B6:Sheet1.F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cm" svg:height="6.75cm" svg:x="15.709cm" svg:y="7.67cm">
            <draw:object draw:notify-on-update-of-ranges="Sheet1.B7:Sheet1.F7 Sheet1.A8:Sheet1.A8 Sheet1.B8:Sheet1.F8 Sheet1.A9:Sheet1.A9 Sheet1.B9:Sheet1.F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cm" svg:height="6.75cm" svg:x="29.491cm" svg:y="7.881cm">
            <draw:object draw:notify-on-update-of-ranges="Sheet1.B10:Sheet1.F10 Sheet1.A11:Sheet1.A11 Sheet1.B11:Sheet1.F11 Sheet1.A12:Sheet1.A12 Sheet1.B12:Sheet1.F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cm" svg:height="6.75cm" svg:x="15.96cm" svg:y="14.761cm">
            <draw:object draw:notify-on-update-of-ranges="Sheet1.B13:Sheet1.F13 Sheet1.A14:Sheet1.A14 Sheet1.B14:Sheet1.F14 Sheet1.A15:Sheet1.A15 Sheet1.B15:Sheet1.F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0 - 0.06</text:p>
          </table:table-cell>
          <table:table-cell office:value-type="string" calcext:value-type="string">
            <text:p>0.06 - 0.12</text:p>
          </table:table-cell>
          <table:table-cell office:value-type="string" calcext:value-type="string">
            <text:p>0.12 - 0.18</text:p>
          </table:table-cell>
          <table:table-cell office:value-type="string" calcext:value-type="string">
            <text:p>0.18 - 0.24</text:p>
          </table:table-cell>
          <table:table-cell office:value-type="string" calcext:value-type="string">
            <text:p>0.24 - 0.3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0.13" calcext:value-type="float">
            <text:p>0.13</text:p>
          </table:table-cell>
          <table:table-cell office:value-type="float" office:value="0.54" calcext:value-type="float">
            <text:p>0.54</text:p>
          </table:table-cell>
          <table:table-cell office:value-type="float" office:value="1.48" calcext:value-type="float">
            <text:p>1.48</text:p>
          </table:table-cell>
          <table:table-cell office:value-type="float" office:value="3.42" calcext:value-type="float">
            <text:p>3.42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.41" calcext:value-type="float">
            <text:p>2.41</text:p>
          </table:table-cell>
          <table:table-cell office:value-type="float" office:value="40.58" calcext:value-type="float">
            <text:p>40.58</text:p>
          </table:table-cell>
        </table:table-row>
        <table:table-row table:style-name="ro1">
          <table:table-cell/>
          <table:table-cell office:value-type="string" calcext:value-type="string">
            <text:p>0 - 0.09</text:p>
          </table:table-cell>
          <table:table-cell office:value-type="string" calcext:value-type="string">
            <text:p>0.09 - 0.18</text:p>
          </table:table-cell>
          <table:table-cell office:value-type="string" calcext:value-type="string">
            <text:p>0.18 - 0.27</text:p>
          </table:table-cell>
          <table:table-cell office:value-type="string" calcext:value-type="string">
            <text:p>0.27 - 0.36</text:p>
          </table:table-cell>
          <table:table-cell office:value-type="string" calcext:value-type="string">
            <text:p>0.36 - 0.45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0.74" calcext:value-type="float">
            <text:p>0.74</text:p>
          </table:table-cell>
          <table:table-cell office:value-type="float" office:value="0.94" calcext:value-type="float">
            <text:p>0.94</text:p>
          </table:table-cell>
          <table:table-cell office:value-type="float" office:value="1.88" calcext:value-type="float">
            <text:p>1.88</text:p>
          </table:table-cell>
          <table:table-cell office:value-type="float" office:value="10.33" calcext:value-type="float">
            <text:p>10.33</text:p>
          </table:table-cell>
          <table:table-cell office:value-type="float" office:value="42.39" calcext:value-type="float">
            <text:p>42.39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.21" calcext:value-type="float">
            <text:p>1.21</text:p>
          </table:table-cell>
          <table:table-cell office:value-type="float" office:value="5.9" calcext:value-type="float">
            <text:p>5.9</text:p>
          </table:table-cell>
          <table:table-cell office:value-type="float" office:value="36.55" calcext:value-type="float">
            <text:p>36.55</text:p>
          </table:table-cell>
        </table:table-row>
        <table:table-row table:style-name="ro1">
          <table:table-cell/>
          <table:table-cell office:value-type="string" calcext:value-type="string">
            <text:p>0 - 0.06</text:p>
          </table:table-cell>
          <table:table-cell office:value-type="string" calcext:value-type="string">
            <text:p>0.06 - 0.12</text:p>
          </table:table-cell>
          <table:table-cell office:value-type="string" calcext:value-type="string">
            <text:p>0.12 - 0.18</text:p>
          </table:table-cell>
          <table:table-cell office:value-type="string" calcext:value-type="string">
            <text:p>0.18 - 0.24</text:p>
          </table:table-cell>
          <table:table-cell office:value-type="string" calcext:value-type="string">
            <text:p>0.24 - 0.3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.21" calcext:value-type="float">
            <text:p>1.21</text:p>
          </table:table-cell>
          <table:table-cell office:value-type="float" office:value="5.23" calcext:value-type="float">
            <text:p>5.23</text:p>
          </table:table-cell>
          <table:table-cell office:value-type="float" office:value="48.42" calcext:value-type="float">
            <text:p>48.42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2.41" calcext:value-type="float">
            <text:p>2.41</text:p>
          </table:table-cell>
          <table:table-cell office:value-type="float" office:value="40.98" calcext:value-type="float">
            <text:p>40.98</text:p>
          </table:table-cell>
        </table:table-row>
        <table:table-row table:style-name="ro1">
          <table:table-cell/>
          <table:table-cell office:value-type="string" calcext:value-type="string">
            <text:p>0 - 0.09</text:p>
          </table:table-cell>
          <table:table-cell office:value-type="string" calcext:value-type="string">
            <text:p>0.09 - 0.18</text:p>
          </table:table-cell>
          <table:table-cell office:value-type="string" calcext:value-type="string">
            <text:p>0.18 - 0.27</text:p>
          </table:table-cell>
          <table:table-cell office:value-type="string" calcext:value-type="string">
            <text:p>0.27 - 0.36</text:p>
          </table:table-cell>
          <table:table-cell office:value-type="string" calcext:value-type="string">
            <text:p>0.36 - 0.45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1.68" calcext:value-type="float">
            <text:p>1.68</text:p>
          </table:table-cell>
          <table:table-cell office:value-type="float" office:value="11.07" calcext:value-type="float">
            <text:p>11.07</text:p>
          </table:table-cell>
          <table:table-cell office:value-type="float" office:value="42.39" calcext:value-type="float">
            <text:p>42.39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6" calcext:value-type="float">
            <text:p>0.6</text:p>
          </table:table-cell>
          <table:table-cell office:value-type="float" office:value="8.12" calcext:value-type="float">
            <text:p>8.12</text:p>
          </table:table-cell>
          <table:table-cell office:value-type="float" office:value="34.94" calcext:value-type="float">
            <text:p>34.94</text:p>
          </table:table-cell>
        </table:table-row>
        <table:table-row table:style-name="ro1">
          <table:table-cell/>
          <table:table-cell office:value-type="string" calcext:value-type="string">
            <text:p>0 - 0.09</text:p>
          </table:table-cell>
          <table:table-cell office:value-type="string" calcext:value-type="string">
            <text:p>0.09 - 0.18</text:p>
          </table:table-cell>
          <table:table-cell office:value-type="string" calcext:value-type="string">
            <text:p>0.18 - 0.27</text:p>
          </table:table-cell>
          <table:table-cell office:value-type="string" calcext:value-type="string">
            <text:p>0.27 - 0.36</text:p>
          </table:table-cell>
          <table:table-cell office:value-type="string" calcext:value-type="string">
            <text:p>0.36 - 0.45</text:p>
          </table:table-cell>
        </table:table-row>
        <table:table-row table:style-name="ro1">
          <table:table-cell office:value-type="string" calcext:value-type="string">
            <text:p>Class: 0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4.49" calcext:value-type="float">
            <text:p>4.49</text:p>
          </table:table-cell>
          <table:table-cell office:value-type="float" office:value="19.58" calcext:value-type="float">
            <text:p>19.58</text:p>
          </table:table-cell>
          <table:table-cell office:value-type="float" office:value="30.58" calcext:value-type="float">
            <text:p>30.58</text:p>
          </table:table-cell>
        </table:table-row>
        <table:table-row table:style-name="ro1">
          <table:table-cell office:value-type="string" calcext:value-type="string">
            <text:p>Class: 1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office:value-type="float" office:value="0.67" calcext:value-type="float">
            <text:p>0.67</text:p>
          </table:table-cell>
          <table:table-cell office:value-type="float" office:value="12.54" calcext:value-type="float">
            <text:p>12.54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table:number-columns-repeated="2"/>
          <table:table-cell table:formula="of:=SUM([.C2:.C3])" office:value-type="float" office:value="0.54" calcext:value-type="float">
            <text:p>0.54</text:p>
          </table:table-cell>
          <table:table-cell table:number-columns-repeated="3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5"/>
          <table:table-cell table:formula="of:=SUM([.C5:.C6])" office:value-type="float" office:value="1.01" calcext:value-type="float">
            <text:p>1.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formula="of:=sumb2:[.F3]" office:value-type="string" office:string-value="" calcext:value-type="error">
            <text:p>#NAME?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B2:.F3])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M38:Sheet1.M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17:06:19.033341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2:35:00.314790732</meta:creation-date>
    <dc:date>2015-10-31T23:03:36.536496477</dc:date>
    <meta:editing-duration>PT5H55M2S</meta:editing-duration>
    <meta:editing-cycles>5</meta:editing-cycles>
    <meta:generator>LibreOffice/4.3.7.2$Linux_X86_64 LibreOffice_project/430m0$Build-2</meta:generator>
    <meta:document-statistic meta:table-count="1" meta:cell-count="8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14cm" svg:height="6.562cm" xlink:href=".." xlink:type="simple" chart:class="chart:bar" chart:style-name="ch1">
        <chart:title svg:x="3.767cm" svg:y="0.267cm" chart:style-name="ch2">
          <text:p>Probabiliy eye is open</text:p>
        </chart:title>
        <chart:subtitle svg:x="3.476cm" svg:y="1.203cm" chart:style-name="ch3">
          <text:p>Based on field 10 distribution</text:p>
        </chart:subtitle>
        <chart:legend chart:legend-position="end" svg:x="9.989cm" svg:y="2.733cm" style:legend-expansion="high" chart:style-name="ch4"/>
        <chart:plot-area chart:style-name="ch5" table:cell-range-address="Sheet1.A1:Sheet1.F3" chart:data-source-has-labels="both" svg:x="1.251cm" svg:y="2.043cm" svg:width="8.498cm" svg:height="3.407cm">
          <chartooo:coordinate-region svg:x="2.058cm" svg:y="2.242cm" svg:width="7.687cm" svg:height="2.163cm"/>
          <chart:axis chart:dimension="x" chart:name="primary-x" chart:style-name="ch6" chartooo:axis-type="auto">
            <chartooo:date-scale/>
            <chart:title svg:x="4.636cm" svg:y="5.581cm" chart:style-name="ch7">
              <text:p>Data range</text:p>
            </chart:title>
            <chart:categories table:cell-range-address="Sheet1.B1:Sheet1.F1"/>
          </chart:axis>
          <chart:axis chart:dimension="y" chart:name="primary-y" chart:style-name="ch8">
            <chart:title svg:x="0.451cm" svg:y="4.557cm" chart:style-name="ch9">
              <text:p>Probability</text:p>
            </chart:title>
            <chart:grid chart:style-name="ch10" chart:class="major"/>
          </chart:axis>
          <chart:series chart:style-name="ch11" chart:values-cell-range-address="Sheet1.B2:Sheet1.F2" chart:label-cell-address="Sheet1.A2:Sheet1.A2" chart:class="chart:bar">
            <chart:data-point chart:repeated="5"/>
          </chart:series>
          <chart:series chart:style-name="ch12" chart:values-cell-range-address="Sheet1.B3:Sheet1.F3" chart:label-cell-address="Sheet1.A3:Sheet1.A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06</text:p>
                <draw:g>
                  <svg:desc>Sheet1.B1:Sheet1.F1</svg:desc>
                </draw:g>
              </table:table-cell>
              <table:table-cell office:value-type="string">
                <text:p>0.06 - 0.12</text:p>
              </table:table-cell>
              <table:table-cell office:value-type="string">
                <text:p>0.12 - 0.18</text:p>
              </table:table-cell>
              <table:table-cell office:value-type="string">
                <text:p>0.18 - 0.24</text:p>
              </table:table-cell>
              <table:table-cell office:value-type="string">
                <text:p>0.24 - 0.3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2:Sheet1.A2</svg:desc>
                </draw:g>
              </table:table-cell>
              <table:table-cell office:value-type="float" office:value="0.13">
                <text:p>0.13</text:p>
                <draw:g>
                  <svg:desc>Sheet1.B2:Sheet1.F2</svg:desc>
                </draw:g>
              </table:table-cell>
              <table:table-cell office:value-type="float" office:value="0.54">
                <text:p>0.54</text:p>
              </table:table-cell>
              <table:table-cell office:value-type="float" office:value="1.48">
                <text:p>1.48</text:p>
              </table:table-cell>
              <table:table-cell office:value-type="float" office:value="3.42">
                <text:p>3.42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Class: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2.41">
                <text:p>2.41</text:p>
              </table:table-cell>
              <table:table-cell office:value-type="float" office:value="40.58">
                <text:p>40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2cm" svg:height="6.986cm" xlink:href=".." xlink:type="simple" chart:class="chart:bar" chart:style-name="ch1">
        <chart:title svg:x="3.92cm" svg:y="0.275cm" chart:style-name="ch2">
          <text:p>Probabiliy eye is open</text:p>
        </chart:title>
        <chart:subtitle svg:x="3.629cm" svg:y="1.219cm" chart:style-name="ch3">
          <text:p>Based on field 11 distribution</text:p>
        </chart:subtitle>
        <chart:legend chart:legend-position="end" svg:x="10.295cm" svg:y="2.945cm" style:legend-expansion="high" chart:style-name="ch4"/>
        <chart:plot-area chart:style-name="ch5" table:cell-range-address="Sheet1.A4:Sheet1.F6" chart:data-source-has-labels="both" svg:x="1.257cm" svg:y="2.067cm" svg:width="8.792cm" svg:height="3.799cm">
          <chartooo:coordinate-region svg:x="2.064cm" svg:y="2.266cm" svg:width="7.909cm" svg:height="2.555cm"/>
          <chart:axis chart:dimension="x" chart:name="primary-x" chart:style-name="ch6" chartooo:axis-type="auto">
            <chartooo:date-scale/>
            <chart:title svg:x="4.789cm" svg:y="6.005cm" chart:style-name="ch7">
              <text:p>Data range</text:p>
            </chart:title>
            <chart:categories table:cell-range-address="Sheet1.B4:Sheet1.F4"/>
          </chart:axis>
          <chart:axis chart:dimension="y" chart:name="primary-y" chart:style-name="ch8">
            <chart:title svg:x="0.451cm" svg:y="4.777cm" chart:style-name="ch9">
              <text:p>Probability</text:p>
            </chart:title>
            <chart:grid chart:style-name="ch10" chart:class="major"/>
          </chart:axis>
          <chart:series chart:style-name="ch11" chart:values-cell-range-address="Sheet1.B5:Sheet1.F5" chart:label-cell-address="Sheet1.A5:Sheet1.A5" chart:class="chart:bar">
            <chart:data-point chart:repeated="5"/>
          </chart:series>
          <chart:series chart:style-name="ch12" chart:values-cell-range-address="Sheet1.B6:Sheet1.F6" chart:label-cell-address="Sheet1.A6:Sheet1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09</text:p>
                <draw:g>
                  <svg:desc>Sheet1.B4:Sheet1.F4</svg:desc>
                </draw:g>
              </table:table-cell>
              <table:table-cell office:value-type="string">
                <text:p>0.09 - 0.18</text:p>
              </table:table-cell>
              <table:table-cell office:value-type="string">
                <text:p>0.18 - 0.27</text:p>
              </table:table-cell>
              <table:table-cell office:value-type="string">
                <text:p>0.27 - 0.36</text:p>
              </table:table-cell>
              <table:table-cell office:value-type="string">
                <text:p>0.36 - 0.45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5:Sheet1.A5</svg:desc>
                </draw:g>
              </table:table-cell>
              <table:table-cell office:value-type="float" office:value="0.74">
                <text:p>0.74</text:p>
                <draw:g>
                  <svg:desc>Sheet1.B5:Sheet1.F5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1.88">
                <text:p>1.88</text:p>
              </table:table-cell>
              <table:table-cell office:value-type="float" office:value="10.33">
                <text:p>10.33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Class: 1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F6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1.21">
                <text:p>1.21</text:p>
              </table:table-cell>
              <table:table-cell office:value-type="float" office:value="5.9">
                <text:p>5.9</text:p>
              </table:table-cell>
              <table:table-cell office:value-type="float" office:value="36.55">
                <text:p>36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bar" chart:style-name="ch1">
        <chart:title svg:x="3.707cm" svg:y="0.271cm" chart:style-name="ch2">
          <text:p>Probability eye is open</text:p>
        </chart:title>
        <chart:subtitle svg:x="3.469cm" svg:y="1.211cm" chart:style-name="ch3">
          <text:p>Based on field 12 distribution</text:p>
        </chart:subtitle>
        <chart:legend chart:legend-position="end" svg:x="9.976cm" svg:y="2.827cm" style:legend-expansion="high" chart:style-name="ch4"/>
        <chart:plot-area chart:style-name="ch5" table:cell-range-address="Sheet1.A7:Sheet1.F9" chart:data-source-has-labels="both" svg:x="1.251cm" svg:y="2.055cm" svg:width="8.485cm" svg:height="3.58cm">
          <chartooo:coordinate-region svg:x="2.058cm" svg:y="2.254cm" svg:width="7.673cm" svg:height="2.336cm"/>
          <chart:axis chart:dimension="x" chart:name="primary-x" chart:style-name="ch6" chartooo:axis-type="auto">
            <chartooo:date-scale/>
            <chart:title svg:x="4.629cm" svg:y="5.77cm" chart:style-name="ch7">
              <text:p>Data range</text:p>
            </chart:title>
            <chart:categories table:cell-range-address="Sheet1.B7:Sheet1.F7"/>
          </chart:axis>
          <chart:axis chart:dimension="y" chart:name="primary-y" chart:style-name="ch8">
            <chart:title svg:x="0.451cm" svg:y="4.656cm" chart:style-name="ch9">
              <text:p>Probability</text:p>
            </chart:title>
            <chart:grid chart:style-name="ch10" chart:class="major"/>
          </chart:axis>
          <chart:series chart:style-name="ch11" chart:values-cell-range-address="Sheet1.B8:Sheet1.F8" chart:label-cell-address="Sheet1.A8:Sheet1.A8" chart:class="chart:bar">
            <chart:data-point chart:repeated="5"/>
          </chart:series>
          <chart:series chart:style-name="ch12" chart:values-cell-range-address="Sheet1.B9:Sheet1.F9" chart:label-cell-address="Sheet1.A9:Sheet1.A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06</text:p>
                <draw:g>
                  <svg:desc>Sheet1.B7:Sheet1.F7</svg:desc>
                </draw:g>
              </table:table-cell>
              <table:table-cell office:value-type="string">
                <text:p>0.06 - 0.12</text:p>
              </table:table-cell>
              <table:table-cell office:value-type="string">
                <text:p>0.12 - 0.18</text:p>
              </table:table-cell>
              <table:table-cell office:value-type="string">
                <text:p>0.18 - 0.24</text:p>
              </table:table-cell>
              <table:table-cell office:value-type="string">
                <text:p>0.24 - 0.3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8:Sheet1.A8</svg:desc>
                </draw:g>
              </table:table-cell>
              <table:table-cell office:value-type="float" office:value="0.8">
                <text:p>0.8</text:p>
                <draw:g>
                  <svg:desc>Sheet1.B8:Sheet1.F8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1.21">
                <text:p>1.21</text:p>
              </table:table-cell>
              <table:table-cell office:value-type="float" office:value="5.23">
                <text:p>5.23</text:p>
              </table:table-cell>
              <table:table-cell office:value-type="float" office:value="48.42">
                <text:p>48.42</text:p>
              </table:table-cell>
            </table:table-row>
            <table:table-row>
              <table:table-cell office:value-type="string">
                <text:p>Class: 1</text:p>
                <draw:g>
                  <svg:desc>Sheet1.A9:Sheet1.A9</svg:desc>
                </draw:g>
              </table:table-cell>
              <table:table-cell office:value-type="float" office:value="0.07">
                <text:p>0.07</text:p>
                <draw:g>
                  <svg:desc>Sheet1.B9:Sheet1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2.41">
                <text:p>2.41</text:p>
              </table:table-cell>
              <table:table-cell office:value-type="float" office:value="40.98">
                <text:p>40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bar" chart:style-name="ch1">
        <chart:title svg:x="3.707cm" svg:y="0.271cm" chart:style-name="ch2">
          <text:p>Probability eye is open</text:p>
        </chart:title>
        <chart:subtitle svg:x="3.469cm" svg:y="1.211cm" chart:style-name="ch3">
          <text:p>Based on field 13 distribtuion</text:p>
        </chart:subtitle>
        <chart:legend chart:legend-position="end" svg:x="9.976cm" svg:y="2.827cm" style:legend-expansion="high" chart:style-name="ch4"/>
        <chart:plot-area chart:style-name="ch5" table:cell-range-address="Sheet1.A10:Sheet1.F12" chart:data-source-has-labels="both" svg:x="1.251cm" svg:y="2.055cm" svg:width="8.485cm" svg:height="3.58cm">
          <chartooo:coordinate-region svg:x="2.058cm" svg:y="2.254cm" svg:width="7.57cm" svg:height="2.336cm"/>
          <chart:axis chart:dimension="x" chart:name="primary-x" chart:style-name="ch6" chartooo:axis-type="auto">
            <chartooo:date-scale/>
            <chart:title svg:x="4.629cm" svg:y="5.77cm" chart:style-name="ch7">
              <text:p>Data range</text:p>
            </chart:title>
            <chart:categories table:cell-range-address="Sheet1.B10:Sheet1.F10"/>
          </chart:axis>
          <chart:axis chart:dimension="y" chart:name="primary-y" chart:style-name="ch8">
            <chart:title svg:x="0.451cm" svg:y="4.656cm" chart:style-name="ch9">
              <text:p>Probability</text:p>
            </chart:title>
            <chart:grid chart:style-name="ch10" chart:class="major"/>
          </chart:axis>
          <chart:series chart:style-name="ch11" chart:values-cell-range-address="Sheet1.B11:Sheet1.F11" chart:label-cell-address="Sheet1.A11:Sheet1.A11" chart:class="chart:bar">
            <chart:data-point chart:repeated="5"/>
          </chart:series>
          <chart:series chart:style-name="ch12" chart:values-cell-range-address="Sheet1.B12:Sheet1.F12" chart:label-cell-address="Sheet1.A12:Sheet1.A1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09</text:p>
                <draw:g>
                  <svg:desc>Sheet1.B10:Sheet1.F10</svg:desc>
                </draw:g>
              </table:table-cell>
              <table:table-cell office:value-type="string">
                <text:p>0.09 - 0.18</text:p>
              </table:table-cell>
              <table:table-cell office:value-type="string">
                <text:p>0.18 - 0.27</text:p>
              </table:table-cell>
              <table:table-cell office:value-type="string">
                <text:p>0.27 - 0.36</text:p>
              </table:table-cell>
              <table:table-cell office:value-type="string">
                <text:p>0.36 - 0.45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11:Sheet1.A11</svg:desc>
                </draw:g>
              </table:table-cell>
              <table:table-cell office:value-type="float" office:value="0.54">
                <text:p>0.54</text:p>
                <draw:g>
                  <svg:desc>Sheet1.B11:Sheet1.F11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1.68">
                <text:p>1.68</text:p>
              </table:table-cell>
              <table:table-cell office:value-type="float" office:value="11.07">
                <text:p>11.07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Class: 1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F12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6">
                <text:p>0.6</text:p>
              </table:table-cell>
              <table:table-cell office:value-type="float" office:value="8.12">
                <text:p>8.12</text:p>
              </table:table-cell>
              <table:table-cell office:value-type="float" office:value="34.94">
                <text:p>34.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01cm" svg:height="6.751cm" xlink:href=".." xlink:type="simple" chart:class="chart:bar" chart:style-name="ch1">
        <chart:title svg:x="3.707cm" svg:y="0.271cm" chart:style-name="ch2">
          <text:p>Probability eye is open</text:p>
        </chart:title>
        <chart:subtitle svg:x="3.469cm" svg:y="1.211cm" chart:style-name="ch3">
          <text:p>Based on field 14 distribution</text:p>
        </chart:subtitle>
        <chart:legend chart:legend-position="end" svg:x="9.976cm" svg:y="2.827cm" style:legend-expansion="high" chart:style-name="ch4"/>
        <chart:plot-area chart:style-name="ch5" table:cell-range-address="Sheet1.A13:Sheet1.F15" chart:data-source-has-labels="both" svg:x="1.251cm" svg:y="2.055cm" svg:width="8.485cm" svg:height="3.58cm">
          <chartooo:coordinate-region svg:x="2.058cm" svg:y="2.254cm" svg:width="7.57cm" svg:height="2.336cm"/>
          <chart:axis chart:dimension="x" chart:name="primary-x" chart:style-name="ch6" chartooo:axis-type="auto">
            <chartooo:date-scale/>
            <chart:title svg:x="4.629cm" svg:y="5.77cm" chart:style-name="ch7">
              <text:p>Data range</text:p>
            </chart:title>
            <chart:categories table:cell-range-address="Sheet1.B13:Sheet1.F13"/>
          </chart:axis>
          <chart:axis chart:dimension="y" chart:name="primary-y" chart:style-name="ch8">
            <chart:title svg:x="0.451cm" svg:y="4.656cm" chart:style-name="ch9">
              <text:p>Probability</text:p>
            </chart:title>
            <chart:grid chart:style-name="ch10" chart:class="major"/>
          </chart:axis>
          <chart:series chart:style-name="ch11" chart:values-cell-range-address="Sheet1.B14:Sheet1.F14" chart:label-cell-address="Sheet1.A14:Sheet1.A14" chart:class="chart:bar">
            <chart:data-point chart:repeated="5"/>
          </chart:series>
          <chart:series chart:style-name="ch12" chart:values-cell-range-address="Sheet1.B15:Sheet1.F15" chart:label-cell-address="Sheet1.A15:Sheet1.A1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09</text:p>
                <draw:g>
                  <svg:desc>Sheet1.B13:Sheet1.F13</svg:desc>
                </draw:g>
              </table:table-cell>
              <table:table-cell office:value-type="string">
                <text:p>0.09 - 0.18</text:p>
              </table:table-cell>
              <table:table-cell office:value-type="string">
                <text:p>0.18 - 0.27</text:p>
              </table:table-cell>
              <table:table-cell office:value-type="string">
                <text:p>0.27 - 0.36</text:p>
              </table:table-cell>
              <table:table-cell office:value-type="string">
                <text:p>0.36 - 0.45</text:p>
              </table:table-cell>
            </table:table-row>
          </table:table-header-rows>
          <table:table-rows>
            <table:table-row>
              <table:table-cell office:value-type="string">
                <text:p>Class: 0</text:p>
                <draw:g>
                  <svg:desc>Sheet1.A14:Sheet1.A14</svg:desc>
                </draw:g>
              </table:table-cell>
              <table:table-cell office:value-type="float" office:value="0.67">
                <text:p>0.67</text:p>
                <draw:g>
                  <svg:desc>Sheet1.B14:Sheet1.F14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4.49">
                <text:p>4.49</text:p>
              </table:table-cell>
              <table:table-cell office:value-type="float" office:value="19.58">
                <text:p>19.58</text:p>
              </table:table-cell>
              <table:table-cell office:value-type="float" office:value="30.58">
                <text:p>30.58</text:p>
              </table:table-cell>
            </table:table-row>
            <table:table-row>
              <table:table-cell office:value-type="string">
                <text:p>Class: 1</text:p>
                <draw:g>
                  <svg:desc>Sheet1.A15:Sheet1.A15</svg:desc>
                </draw:g>
              </table:table-cell>
              <table:table-cell office:value-type="float" office:value="0.07">
                <text:p>0.07</text:p>
                <draw:g>
                  <svg:desc>Sheet1.B15:Sheet1.F15</svg:desc>
                </draw:g>
              </table:table-cell>
              <table:table-cell office:value-type="float" office:value="0.27">
                <text:p>0.27</text:p>
              </table:table-cell>
              <table:table-cell office:value-type="float" office:value="0.67">
                <text:p>0.67</text:p>
              </table:table-cell>
              <table:table-cell office:value-type="float" office:value="12.54">
                <text:p>12.54</text:p>
              </table:table-cell>
              <table:table-cell office:value-type="float" office:value="30.18">
                <text:p>30.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